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158.34pt"/>
    </style:style>
    <style:style style:name="co6" style:family="table-column">
      <style:table-column-properties fo:break-before="auto" style:column-width="104.14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c">
      <style:table-properties table:display="true" style:writing-mode="lr-tb"/>
    </style:style>
    <style:style style:name="ta2" style:family="table" style:master-page-name="PageStyle_5f_Estes_5f_Engine_5f_Cha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76a5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76a5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8e7cc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Estes_Engine_Chart.$A$3:.$A$37])" table:allow-empty-cell="true" table:display-list="unsorted" table:base-cell-address="Calc.A2"/>
        <table:content-validation table:name="val2" table:condition="of:cell-content-is-in-list(&quot;1&quot;;&quot;2&quot;;&quot;3&quot;;&quot;4&quot;;&quot;5&quot;;&quot;6&quot;;&quot;7&quot;;&quot;8&quot;;&quot;9&quot;)" table:allow-empty-cell="true" table:display-list="unsorted" table:base-cell-address="Calc.C2"/>
      </table:content-validations>
      <table:table table:name="Cal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Engine Type</text:p>
          </table:table-cell>
          <table:table-cell table:style-name="ce1" office:value-type="string" calcext:value-type="string">
            <office:annotation draw:style-name="gr1" draw:text-style-name="P2" svg:width="536.85pt" svg:height="26.99pt" svg:x="237.63pt" svg:y="23.24pt" draw:caption-point-x="-11.54pt" draw:caption-point-y="-22.96pt">
              <dc:date>2022-11-30T00:00:00</dc:date>
              <text:p text:style-name="P1">without the rocket engine</text:p>
            </office:annotation>
            <text:p>Rocket Mass Grams</text:p>
          </table:table-cell>
          <table:table-cell table:style-name="ce1" office:value-type="string" calcext:value-type="string">
            <text:p># of engines</text:p>
          </table:table-cell>
          <table:table-cell table:style-name="ce1" office:value-type="string" calcext:value-type="string">
            <text:p>Eng. Angle (°) </text:p>
          </table:table-cell>
          <table:table-cell table:style-name="ce1" office:value-type="string" calcext:value-type="string">
            <text:p>Eng. axis offset (in.)</text:p>
          </table:table-cell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1">
          <table:table-cell table:style-name="ce2" table:content-validation-name="val1" office:value-type="string" calcext:value-type="string">
            <text:p>E9-P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" table:formula="of:=0.712/2" office:value-type="float" office:value="0.356" calcext:value-type="float">
            <text:p>0.356</text:p>
          </table:table-cell>
          <table:table-cell table:number-columns-repeated="4"/>
          <table:table-cell table:style-name="ce7" table:number-columns-repeated="13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PS</text:p>
          </table:table-cell>
          <table:table-cell table:style-name="ce6" office:value-type="string" calcext:value-type="string">
            <text:p>Engine Initial mass</text:p>
          </table:table-cell>
          <table:table-cell table:style-name="ce6" office:value-type="string" calcext:value-type="string">
            <text:p>Total Rocket mass</text:p>
          </table:table-cell>
          <table:table-cell table:style-name="ce6" office:value-type="string" calcext:value-type="string">
            <text:p>Thrust Diverted to Rotation </text:p>
          </table:table-cell>
          <table:table-cell table:style-name="ce10" office:value-type="string" calcext:value-type="string">
            <text:p>Rotational Thrust/Sec Avg. N.</text:p>
          </table:table-cell>
          <table:table-cell table:number-columns-repeated="1019"/>
        </table:table-row>
        <table:table-row table:style-name="ro1">
          <table:table-cell table:style-name="ce4" table:formula="of:=([.E8]/[.C9])" office:value-type="float" office:value="1865.574179" calcext:value-type="float">
            <text:p>1865.574</text:p>
          </table:table-cell>
          <table:table-cell table:style-name="ce7" table:number-matrix-columns-spanned="1" table:number-matrix-rows-spanned="1" table:formula="of:=INDEX([$Estes_Engine_Chart.$A$3:.$L$37];MATCH([.A2];[$Estes_Engine_Chart.$A$3:.$A$37];0);10)" office:value-type="float" office:value="56" calcext:value-type="float">
            <text:p>56</text:p>
          </table:table-cell>
          <table:table-cell table:style-name="ce7" table:formula="of:=[.C2]*[.B5]+[.B2]" office:value-type="float" office:value="185" calcext:value-type="float">
            <text:p>185</text:p>
          </table:table-cell>
          <table:table-cell table:style-name="ce9" table:formula="of:=(100*[.D2]/90/100)" office:value-type="percentage" office:value="0.05555555556" calcext:value-type="percentage">
            <text:p>5.56%</text:p>
          </table:table-cell>
          <table:table-cell table:style-name="ce7" table:number-matrix-columns-spanned="1" table:number-matrix-rows-spanned="1" table:formula="of:=ROUND(INDEX([$Estes_Engine_Chart.$A$3:.$L$37];MATCH([.A2];[$Estes_Engine_Chart.$A$3:.$A$37];0);2)*[.D5]*[.C2];3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PM's</text:p>
          </table:table-cell>
          <table:table-cell table:style-name="ce6" office:value-type="string" calcext:value-type="string">
            <text:p>Vertical Thrust/Sec Avg. N</text:p>
          </table:table-cell>
          <table:table-cell table:style-name="ce6" office:value-type="string" calcext:value-type="string">
            <text:p>Rotational Circumference </text:p>
          </table:table-cell>
          <table:table-cell table:style-name="ce6" office:value-type="string" calcext:value-type="string">
            <text:p>Acceleration m/s²</text:p>
          </table:table-cell>
          <table:table-cell table:style-name="ce11" office:value-type="string" calcext:value-type="string">
            <text:p>m/sec of rocket rotational path</text:p>
          </table:table-cell>
          <table:table-cell table:number-columns-repeated="1019"/>
        </table:table-row>
        <table:table-row table:style-name="ro1">
          <table:table-cell table:style-name="ce5" table:formula="of:=[.A5]*60" office:value-type="float" office:value="111934.4507" calcext:value-type="float">
            <text:p>111934.45</text:p>
          </table:table-cell>
          <table:table-cell table:style-name="ce7" table:number-matrix-columns-spanned="1" table:number-matrix-rows-spanned="1" table:formula="of:=ROUND(INDEX([$Estes_Engine_Chart.$A$3:.$L$37];MATCH([.A2];[$Estes_Engine_Chart.$A$3:.$A$37];0);2)*(1-[.D5])*[.C2];3)" office:value-type="float" office:value="85" calcext:value-type="float">
            <text:p>85</text:p>
          </table:table-cell>
          <table:table-cell table:style-name="ce7" table:formula="of:=[.E2]*2*3.14" office:value-type="float" office:value="2.23568" calcext:value-type="float">
            <text:p>2.23568</text:p>
          </table:table-cell>
          <table:table-cell table:style-name="ce7" table:formula="of:=ROUND([.E5]/([.C5]/1000); 5)" office:value-type="float" office:value="27.02703" calcext:value-type="float">
            <text:p>27.02703</text:p>
          </table:table-cell>
          <table:table-cell table:style-name="ce12" table:number-matrix-columns-spanned="1" table:number-matrix-rows-spanned="1" table:formula="of:=0.5*[.D8]*(INDEX([$Estes_Engine_Chart.$A$3:.$L$37];MATCH([.A2];[$Estes_Engine_Chart.$A$3:.$A$37];0);8))^2" office:value-type="float" office:value="105.9459576" calcext:value-type="float">
            <text:p>105.945957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table:formula="of:=ROUND(CONVERT([.C8];&quot;in&quot;;&quot;m&quot;);5)" office:value-type="float" office:value="0.05679" calcext:value-type="float">
            <text:p>0.05679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tes_Engine_Chart" table:style-name="ta2">
        <table:table-column table:style-name="co7" table:number-columns-repeated="1024" table:default-cell-style-name="Default"/>
        <table:table-row table:style-name="ro1">
          <table:table-cell table:style-name="ce14" office:value-type="string" calcext:value-type="string">
            <text:p>Engine Type</text:p>
          </table:table-cell>
          <table:table-cell table:style-name="ce20" office:value-type="string" calcext:value-type="string">
            <text:p>Total</text:p>
            <text:p>Impulse</text:p>
          </table:table-cell>
          <table:table-cell table:style-name="ce20" office:value-type="string" calcext:value-type="string">
            <text:p>Time</text:p>
            <text:p>Delay</text:p>
          </table:table-cell>
          <table:table-cell table:style-name="ce20" office:value-type="string" calcext:value-type="string">
            <text:p>Max.</text:p>
            <text:p>Lift Wt.</text:p>
          </table:table-cell>
          <table:table-cell table:style-name="ce26"/>
          <table:table-cell table:style-name="ce20" office:value-type="string" calcext:value-type="string">
            <text:p>Max.</text:p>
            <text:p>Thrust</text:p>
          </table:table-cell>
          <table:table-cell table:style-name="ce26"/>
          <table:table-cell table:style-name="ce20" office:value-type="string" calcext:value-type="string">
            <text:p>Thrust</text:p>
            <text:p>Duration</text:p>
          </table:table-cell>
          <table:table-cell table:style-name="ce20" office:value-type="string" calcext:value-type="string">
            <text:p>Initial</text:p>
            <text:p>Weight</text:p>
          </table:table-cell>
          <table:table-cell table:style-name="ce26"/>
          <table:table-cell table:style-name="ce20" office:value-type="string" calcext:value-type="string">
            <text:p>Propellant</text:p>
            <text:p>Weight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5"/>
          <table:table-cell table:style-name="ce21" office:value-type="string" calcext:value-type="string">
            <text:p>N-sec</text:p>
          </table:table-cell>
          <table:table-cell table:style-name="ce21" office:value-type="string" calcext:value-type="string">
            <text:p>Sec.</text:p>
          </table:table-cell>
          <table:table-cell table:style-name="ce21" office:value-type="string" calcext:value-type="string">
            <text:p>0z.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ewtons</text:p>
          </table:table-cell>
          <table:table-cell table:style-name="ce21" office:value-type="string" calcext:value-type="string">
            <text:p>Lbs.</text:p>
          </table:table-cell>
          <table:table-cell table:style-name="ce21" office:value-type="string" calcext:value-type="string">
            <text:p>Sec.</text:p>
          </table:table-cell>
          <table:table-cell table:style-name="ce21" office:value-type="string" calcext:value-type="string">
            <text:p>0z.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0z.</text:p>
          </table:table-cell>
          <table:table-cell table:style-name="ce21"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SINGLE STAGE ENGINES (GREEN LABEL)</text:p>
          </table:table-cell>
          <table:table-cell table:style-name="ce22" table:number-columns-repeated="11"/>
          <table:table-cell table:number-columns-repeated="1012"/>
        </table:table-row>
        <table:table-row table:style-name="ro1">
          <table:table-cell table:style-name="ce17" office:value-type="string" calcext:value-type="string">
            <text:p>1/4A3-3T</text:p>
          </table:table-cell>
          <table:table-cell table:style-name="ce21" office:value-type="float" office:value="0.625" calcext:value-type="float">
            <text:p>0.62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85" calcext:value-type="float">
            <text:p>0.85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1/2A3-2T</text:p>
          </table:table-cell>
          <table:table-cell table:style-name="ce21" office:value-type="float" office:value="1.25" calcext:value-type="float">
            <text:p>1.2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1.75" calcext:value-type="float">
            <text:p>1.75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A3-4T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6.8" calcext:value-type="float">
            <text:p>6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7.6" calcext:value-type="float">
            <text:p>7.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A10-3T</text:p>
          </table:table-cell>
          <table:table-cell table:style-name="ce21" office:value-type="float" office:value="2.5" calcext:value-type="float">
            <text:p>2.5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28" calcext:value-type="float">
            <text:p>0.28</text:p>
          </table:table-cell>
          <table:table-cell table:style-name="ce21" office:value-type="float" office:value="7.9" calcext:value-type="float">
            <text:p>7.9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3.78" calcext:value-type="float">
            <text:p>3.7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1/2A6-2</text:p>
          </table:table-cell>
          <table:table-cell table:style-name="ce21" office:value-type="float" office:value="1.25" calcext:value-type="float">
            <text:p>1.2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.9" calcext:value-type="float">
            <text:p>8.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53" calcext:value-type="float">
            <text:p>0.5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1.56" calcext:value-type="float">
            <text:p>1.56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A8-3</text:p>
          </table:table-cell>
          <table:table-cell table:style-name="ce21" office:value-type="float" office:value="2.5" calcext:value-type="float">
            <text:p>2.5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1" office:value-type="float" office:value="16.2" calcext:value-type="float">
            <text:p>16.2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3.12" calcext:value-type="float">
            <text:p>3.12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4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3.2" calcext:value-type="float">
            <text:p>13.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19.8" calcext:value-type="float">
            <text:p>19.8</text:p>
          </table:table-cell>
          <table:table-cell table:style-name="ce21" office:value-type="float" office:value="0.29" calcext:value-type="float">
            <text:p>0.29</text:p>
          </table:table-cell>
          <table:table-cell table:style-name="ce21" office:value-type="float" office:value="8.33" calcext:value-type="float">
            <text:p>8.3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4-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.5" calcext:value-type="float">
            <text:p>3.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3.2" calcext:value-type="float">
            <text:p>13.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0.74" calcext:value-type="float">
            <text:p>0.74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0.29" calcext:value-type="float">
            <text:p>0.29</text:p>
          </table:table-cell>
          <table:table-cell table:style-name="ce21" office:value-type="float" office:value="8.33" calcext:value-type="float">
            <text:p>8.3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6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2.1" calcext:value-type="float">
            <text:p>12.1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68" calcext:value-type="float">
            <text:p>0.68</text:p>
          </table:table-cell>
          <table:table-cell table:style-name="ce21" office:value-type="float" office:value="19.3" calcext:value-type="float">
            <text:p>19.3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6.24" calcext:value-type="float">
            <text:p>6.24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6-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2.1" calcext:value-type="float">
            <text:p>12.1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71" calcext:value-type="float">
            <text:p>0.71</text:p>
          </table:table-cell>
          <table:table-cell table:style-name="ce21" office:value-type="float" office:value="20.1" calcext:value-type="float">
            <text:p>20.1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6.24" calcext:value-type="float">
            <text:p>6.24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6-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5.3" calcext:value-type="float">
            <text:p>15.3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" calcext:value-type="float">
            <text:p>24.9</text:p>
          </table:table-cell>
          <table:table-cell table:style-name="ce21" office:value-type="float" office:value="0.44" calcext:value-type="float">
            <text:p>0.44</text:p>
          </table:table-cell>
          <table:table-cell table:style-name="ce21" office:value-type="float" office:value="12.48" calcext:value-type="float">
            <text:p>12.4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6-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5.3" calcext:value-type="float">
            <text:p>15.3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25.8" calcext:value-type="float">
            <text:p>25.8</text:p>
          </table:table-cell>
          <table:table-cell table:style-name="ce21" office:value-type="float" office:value="0.44" calcext:value-type="float">
            <text:p>0.44</text:p>
          </table:table-cell>
          <table:table-cell table:style-name="ce21" office:value-type="float" office:value="12.48" calcext:value-type="float">
            <text:p>12.4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11-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22.1" calcext:value-type="float">
            <text:p>22.1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14" calcext:value-type="float">
            <text:p>1.14</text:p>
          </table:table-cell>
          <table:table-cell table:style-name="ce21" office:value-type="float" office:value="32.2" calcext:value-type="float">
            <text:p>32.2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11-5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22.1" calcext:value-type="float">
            <text:p>22.1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18" calcext:value-type="float">
            <text:p>1.18</text:p>
          </table:table-cell>
          <table:table-cell table:style-name="ce21" office:value-type="float" office:value="33.3" calcext:value-type="float">
            <text:p>33.3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D12-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96" calcext:value-type="float">
            <text:p>396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42.2" calcext:value-type="float">
            <text:p>42.2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3" calcext:value-type="float">
            <text:p>24.9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D12-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52" calcext:value-type="float">
            <text:p>1.52</text:p>
          </table:table-cell>
          <table:table-cell table:style-name="ce21" office:value-type="float" office:value="43.1" calcext:value-type="float">
            <text:p>43.1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3" calcext:value-type="float">
            <text:p>24.9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E9-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6.7" calcext:value-type="float">
            <text:p>56.7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35.8" calcext:value-type="float">
            <text:p>35.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E9-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6.7" calcext:value-type="float">
            <text:p>56.7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35.8" calcext:value-type="float">
            <text:p>35.8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UPPER STAGE ENGINES (PURPLE LABEL)</text:p>
          </table:table-cell>
          <table:table-cell table:style-name="ce23" table:number-columns-repeated="11"/>
          <table:table-cell table:number-columns-repeated="1012"/>
        </table:table-row>
        <table:table-row table:style-name="ro1">
          <table:table-cell table:style-name="ce17" office:value-type="string" calcext:value-type="string">
            <text:p>1/2A3-4T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8.3" calcext:value-type="float">
            <text:p>8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1.75" calcext:value-type="float">
            <text:p>1.75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A8-5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3.3" calcext:value-type="float">
            <text:p>13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2" calcext:value-type="float">
            <text:p>0.62</text:p>
          </table:table-cell>
          <table:table-cell table:style-name="ce21" office:value-type="float" office:value="17.6" calcext:value-type="float">
            <text:p>17.6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3.12" calcext:value-type="float">
            <text:p>3.12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6-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12.1" calcext:value-type="float">
            <text:p>12.1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22.1" calcext:value-type="float">
            <text:p>22.1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6.24" calcext:value-type="float">
            <text:p>6.24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6-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15.3" calcext:value-type="float">
            <text:p>15.3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1" office:value-type="float" office:value="26.9" calcext:value-type="float">
            <text:p>26.9</text:p>
          </table:table-cell>
          <table:table-cell table:style-name="ce21" office:value-type="float" office:value="0.44" calcext:value-type="float">
            <text:p>0.44</text:p>
          </table:table-cell>
          <table:table-cell table:style-name="ce21" office:value-type="float" office:value="12.48" calcext:value-type="float">
            <text:p>12.4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11-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22.1" calcext:value-type="float">
            <text:p>22.1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22" calcext:value-type="float">
            <text:p>1.22</text:p>
          </table:table-cell>
          <table:table-cell table:style-name="ce21" office:value-type="float" office:value="34.5" calcext:value-type="float">
            <text:p>34.5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D12-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55" calcext:value-type="float">
            <text:p>1.55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3" calcext:value-type="float">
            <text:p>24.9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E9-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6.7" calcext:value-type="float">
            <text:p>56.7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5.8" calcext:value-type="float">
            <text:p>35.8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OOSTER STAGE ENGINES (RED LABEL)</text:p>
          </table:table-cell>
          <table:table-cell table:style-name="ce24" table:number-columns-repeated="11"/>
          <table:table-cell table:number-columns-repeated="1012"/>
        </table:table-row>
        <table:table-row table:style-name="ro1">
          <table:table-cell table:style-name="ce17" office:value-type="string" calcext:value-type="string">
            <text:p>B6-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2.1" calcext:value-type="float">
            <text:p>12.1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58" calcext:value-type="float">
            <text:p>0.58</text:p>
          </table:table-cell>
          <table:table-cell table:style-name="ce21" office:value-type="float" office:value="16.4" calcext:value-type="float">
            <text:p>16.4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6.24" calcext:value-type="float">
            <text:p>6.24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6-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5.3" calcext:value-type="float">
            <text:p>15.3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2.7" calcext:value-type="float">
            <text:p>22.7</text:p>
          </table:table-cell>
          <table:table-cell table:style-name="ce21" office:value-type="float" office:value="0.44" calcext:value-type="float">
            <text:p>0.44</text:p>
          </table:table-cell>
          <table:table-cell table:style-name="ce21" office:value-type="float" office:value="12.48" calcext:value-type="float">
            <text:p>12.48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11-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22.1" calcext:value-type="float">
            <text:p>22.1</text:p>
          </table:table-cell>
          <table:table-cell table:style-name="ce21" office:value-type="float" office:value="4.9" calcext:value-type="float">
            <text:p>4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8" calcext:value-type="float">
            <text:p>0.98</text:p>
          </table:table-cell>
          <table:table-cell table:style-name="ce21" office:value-type="float" office:value="27.8" calcext:value-type="float">
            <text:p>27.8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D12-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96" calcext:value-type="float">
            <text:p>396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float" office:value="40.9" calcext:value-type="float">
            <text:p>40.9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3" calcext:value-type="float">
            <text:p>24.93</text:p>
          </table:table-cell>
          <table:table-cell table:number-columns-repeated="1012"/>
        </table:table-row>
        <table:table-row table:style-name="ro1">
          <table:table-cell table:style-name="ce15"/>
          <table:table-cell table:style-name="ce25" table:number-columns-repeated="11"/>
          <table:table-cell table:number-columns-repeated="1012"/>
        </table:table-row>
        <table:table-row table:style-name="ro1">
          <table:table-cell table:style-name="ce17" office:value-type="string" calcext:value-type="string">
            <text:p>D11-P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53" calcext:value-type="float">
            <text:p>453</text:p>
          </table:table-cell>
          <table:table-cell table:style-name="ce21" office:value-type="float" office:value="27.6" calcext:value-type="float">
            <text:p>27.6</text:p>
          </table:table-cell>
          <table:table-cell table:style-name="ce21" office:value-type="float" office:value="6.2" calcext:value-type="float">
            <text:p>6.2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5" calcext:value-type="float">
            <text:p>1.55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24.93" calcext:value-type="float">
            <text:p>24.93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E9-P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35.8" calcext:value-type="float">
            <text:p>35.8</text:p>
          </table:table-cell>
          <table:table-cell table:number-columns-repeated="1012"/>
        </table:table-row>
        <table:table-row table:style-name="ro1" table:number-rows-repeated="958">
          <table:table-cell table:style-name="ce15"/>
          <table:table-cell table:style-name="ce25" table:number-columns-repeated="11"/>
          <table:table-cell table:number-columns-repeated="1012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Estes_Engine_Chart.A1:Estes_Engine_Chart.L99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" style:display-name="PageStyle_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es_5f_Engine_5f_Chart" style:display-name="PageStyle_Estes_Engine_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5" meta:object-count="0"/>
    <meta:generator>LibreOfficeDev/6.0.5.2$Linux_X86_64 LibreOffice_project/</meta:generator>
  </office:meta>
</office:document-meta>
</file>